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1.0346in"/>
    </style:style>
    <style:style style:name="co4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752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1.9146in"/>
    </style:style>
    <style:style style:name="co10" style:family="table-column">
      <style:table-column-properties fo:break-before="auto" style:column-width="1.2598in"/>
    </style:style>
    <style:style style:name="co11" style:family="table-column">
      <style:table-column-properties fo:break-before="auto" style:column-width="0.7575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0.4925in"/>
    </style:style>
    <style:style style:name="co14" style:family="table-column">
      <style:table-column-properties fo:break-before="auto" style:column-width="0.711in"/>
    </style:style>
    <style:style style:name="co15" style:family="table-column">
      <style:table-column-properties fo:break-before="auto" style:column-width="0.281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4827in"/>
    </style:style>
    <style:style style:name="co18" style:family="table-column">
      <style:table-column-properties fo:break-before="auto" style:column-width="0.1945in"/>
    </style:style>
    <style:style style:name="co19" style:family="table-column">
      <style:table-column-properties fo:break-before="auto" style:column-width="1.3283in"/>
    </style:style>
    <style:style style:name="co20" style:family="table-column">
      <style:table-column-properties fo:break-before="auto" style:column-width="1.2862in"/>
    </style:style>
    <style:style style:name="co21" style:family="table-column">
      <style:table-column-properties fo:break-before="auto" style:column-width="1.5543in"/>
    </style:style>
    <style:style style:name="co22" style:family="table-column">
      <style:table-column-properties fo:break-before="auto" style:column-width="1.2756in"/>
    </style:style>
    <style:style style:name="co23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6" table:default-cell-style-name="Default"/>
        <table:table-column table:style-name="co6" table:default-cell-style-name="ce2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/>
          <table:table-cell office:value-type="string" calcext:value-type="string">
            <text:p>In-house</text:p>
          </table:table-cell>
          <table:table-cell table:formula="of:=[$HAT.J12]" office:value-type="currency" office:currency="USD" office:value="11.55" calcext:value-type="currency">
            <text:p>$11.55</text:p>
          </table:table-cell>
          <table:table-cell office:value-type="float" office:value="1" calcext:value-type="float">
            <text:p>1</text:p>
          </table:table-cell>
          <table:table-cell table:formula="of:=[.F2]*[.G2]" office:value-type="currency" office:currency="USD" office:value="11.55" calcext:value-type="currency">
            <text:p>$11.55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Zero</text:p>
          </table:table-cell>
          <table:table-cell table:number-columns-repeated="2"/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F3]*[.G3]" office:value-type="currency" office:currency="USD" office:value="5" calcext:value-type="currency">
            <text:p>$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 office:value-type="string" calcext:value-type="string">
            <text:p>467-SDSDQAB-008G </text:p>
          </table:table-cell>
          <table:table-cell office:value-type="string" calcext:value-type="string">
            <text:p>SanDisk</text:p>
          </table:table-cell>
          <table:table-cell office:value-type="currency" office:currency="USD" office:value="7.59" calcext:value-type="currency">
            <text:p>$7.59</text:p>
          </table:table-cell>
          <table:table-cell office:value-type="float" office:value="1" calcext:value-type="float">
            <text:p>1</text:p>
          </table:table-cell>
          <table:table-cell table:formula="of:=[.F4]*[.G4]" office:value-type="currency" office:currency="USD" office:value="7.59" calcext:value-type="currency">
            <text:p>$7.59</text:p>
          </table:table-cell>
          <table:table-cell office:value-type="string" calcext:value-type="string">
            <text:p>https://www.mouser.com/ProductDetail/SanDisk/SDSDQAB-008G?qs=sGAEpiMZZMtyMAXUUxCBE9Ul6KnuQP9q%252B3380z3jrZZZMy30lM0VNw%3D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F5]*[.G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<text:s/>474-PRT-14275 </text:p>
          </table:table-cell>
          <table:table-cell/>
          <table:table-cell office:value-type="currency" office:currency="USD" office:value="0.95" calcext:value-type="currency">
            <text:p>$0.95</text:p>
          </table:table-cell>
          <table:table-cell office:value-type="float" office:value="1" calcext:value-type="float">
            <text:p>1</text:p>
          </table:table-cell>
          <table:table-cell table:formula="of:=[.F6]*[.G6]" office:value-type="currency" office:currency="USD" office:value="0.95" calcext:value-type="currency">
            <text:p>$0.95</text:p>
          </table:table-cell>
          <table:table-cell office:value-type="string" calcext:value-type="string">
            <text:p>https://www.mouser.com/ProductDetail/SparkFun/PRT-14275?qs=sGAEpiMZZMve4%2FbfQkoj%252BIXOwo8ROnu7OrMBvv650nU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Case Front</text:p>
          </table:table-cell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F7]*[.G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Case Back</text:p>
          </table:table-cell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F8]*[.G8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/>
          <table:table-cell office:value-type="string" calcext:value-type="string">
            <text:p>In-house</text:p>
          </table:table-cell>
          <table:table-cell table:formula="of:=[$'Judge Trigger Box'.I20]" office:value-type="currency" office:currency="USD" office:value="11.4256" calcext:value-type="currency">
            <text:p>$11.43</text:p>
          </table:table-cell>
          <table:table-cell office:value-type="float" office:value="3" calcext:value-type="float">
            <text:p>3</text:p>
          </table:table-cell>
          <table:table-cell table:formula="of:=[.F9]*[.G9]" office:value-type="currency" office:currency="USD" office:value="34.2768" calcext:value-type="currency">
            <text:p>$34.28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/>
          <table:table-cell office:value-type="string" calcext:value-type="string">
            <text:p>In-house</text:p>
          </table:table-cell>
          <table:table-cell table:formula="of:=[$Timer.J20]" office:value-type="currency" office:currency="USD" office:value="7.3095" calcext:value-type="currency">
            <text:p>$7.31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currency" office:currency="USD" office:value="7.3095" calcext:value-type="currency">
            <text:p>$7.31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2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F11]*[.G11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2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F12]*[.G12]" office:value-type="currency" office:currency="USD" office:value="10.88" calcext:value-type="currency">
            <text:p>$10.8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otal:</text:p>
          </table:table-cell>
          <table:table-cell table:formula="of:=SUM([.H2:.H12])" office:value-type="currency" office:currency="USD" office:value="98.9963" calcext:value-type="currency">
            <text:p>$99.00</text:p>
          </table:table-cell>
          <table:table-cell/>
        </table:table-row>
      </table:table>
      <table:table table:name="Judge Trigger Box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ce2"/>
        <table:table-column table:style-name="co10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ce2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8" calcext:value-type="float">
            <text:p>8</text:p>
          </table:table-cell>
          <table:table-cell table:formula="of:=[.F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string" calcext:value-type="string">
            <text:p>LC1258OASP</text:p>
          </table:table-cell>
          <table:table-cell office:value-type="float" office:value="2" calcext:value-type="float">
            <text:p>2</text:p>
          </table:table-cell>
          <table:table-cell table:formula="of:=[.F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string" calcext:value-type="string">
            <text:p>PCB</text:p>
          </table:table-cell>
          <table:table-cell office:value-type="string" calcext:value-type="string">
            <text:p>Circuit board</text:p>
          </table:table-cell>
          <table:table-cell office:value-type="string" calcext:value-type="string">
            <text:p>JLCPCB</text:p>
          </table:table-cell>
          <table:table-cell table:formula="of:=8.3/10" office:value-type="currency" office:currency="USD" office:value="0.83" calcext:value-type="currency">
            <text:p>$0.8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83" calcext:value-type="currency">
            <text:p>$0.83</text:p>
          </table:table-cell>
          <table:table-cell/>
          <table:table-cell office:value-type="string" calcext:value-type="string">
            <text:p>https://www.aliexpress.com/item/85042-Free-shipping-FR4-PCB-Single-Side-Copper-Clad-plate-DIY-PCB-Kit-Laminate-Circuit-Board/32658447865.html?spm=a2g0s.13010208.99999999.265.72a13c00CK3TaP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table:formula="of:=[.F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1" calcext:value-type="currency">
            <text:p>$0.10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470 pF Capacitor</text:p>
          </table:table-cell>
          <table:table-cell office:value-type="string" calcext:value-type="string">
            <text:p>C4, C5, C6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885012208073" calcext:value-type="float">
            <text:p>885012208073</text:p>
          </table:table-cell>
          <table:table-cell office:value-type="float" office:value="3" calcext:value-type="float">
            <text:p>3</text:p>
          </table:table-cell>
          <table:table-cell table:formula="of:=[.F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 uF Capacitor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VJ1206Y105MXJTW1BC 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1" calcext:value-type="currency">
            <text:p>$0.1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1.0224" calcext:value-type="currency">
            <text:p>$1.02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2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8" calcext:value-type="float">
            <text:p>8</text:p>
          </table:table-cell>
          <table:table-cell table:formula="of:=[.F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3]" office:value-type="currency" office:currency="USD" office:value="0.075" calcext:value-type="currency">
            <text:p>$0.08</text:p>
          </table:table-cell>
          <table:table-cell office:value-type="string" calcext:value-type="string">
            <text:p>TriggerCover</text:p>
          </table:table-cell>
          <table:table-cell office:value-type="float" office:value="2" calcext:value-type="float">
            <text:p>2</text:p>
          </table:table-cell>
          <table:table-cell table:formula="of:=[.F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4256" calcext:value-type="currency">
            <text:p>$11.43</text:p>
          </table:table-cell>
          <table:table-cell table:number-columns-repeated="2"/>
        </table:table-row>
      </table:table>
      <table:table table:name="Timer" table:style-name="ta1"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6" table:default-cell-style-name="Default"/>
        <table:table-column table:style-name="co6" table:default-cell-style-name="ce2"/>
        <table:table-column table:style-name="co17" table:default-cell-style-name="Default"/>
        <table:table-column table:style-name="co6" table:number-columns-repeated="2" table:default-cell-style-name="Default"/>
        <table:table-column table:style-name="co6" table:number-columns-repeated="2" table:default-cell-style-name="ce2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hematic Number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 Mouser</text:p>
          </table:table-cell>
          <table:table-cell office:value-type="string" calcext:value-type="string">
            <text:p>Part # Digikey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2]*[.I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CB</text:p>
          </table:table-cell>
          <table:table-cell office:value-type="string" calcext:value-type="string">
            <text:p>Circuit board</text:p>
          </table:table-cell>
          <table:table-cell office:value-type="string" calcext:value-type="string">
            <text:p>JLCPCB</text:p>
          </table:table-cell>
          <table:table-cell table:formula="of:=5.7/5" office:value-type="currency" office:currency="USD" office:value="1.14" calcext:value-type="currency">
            <text:p>$1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3]*[.I3]" office:value-type="currency" office:currency="USD" office:value="1.14" calcext:value-type="currency">
            <text:p>$1.14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*[.I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aliexpress.com/item/85042-Free-shipping-FR4-PCB-Single-Side-Copper-Clad-plate-DIY-PCB-Kit-Laminate-Circuit-Board/32658447865.html?spm=a2g0s.13010208.99999999.265.72a13c00CK3TaP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]*[.I5]" office:value-type="currency" office:currency="USD" office:value="0.1" calcext:value-type="currency">
            <text:p>$0.10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D2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]*[.I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 5V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7]*[.I7]" office:value-type="currency" office:currency="USD" office:value="0.08" calcext:value-type="currency">
            <text:p>$0.08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experia</text:p>
          </table:table-cell>
          <table:table-cell office:value-type="currency" office:currency="USD" office:value="0.19" calcext:value-type="currency">
            <text:p>$0.19</text:p>
          </table:table-cell>
          <table:table-cell/>
          <table:table-cell office:value-type="string" calcext:value-type="string">
            <text:p>1727-7754-1-ND</text:p>
          </table:table-cell>
          <table:table-cell office:value-type="float" office:value="1" calcext:value-type="float">
            <text:p>1</text:p>
          </table:table-cell>
          <table:table-cell table:formula="of:=[.F8]*[.I8]" office:value-type="currency" office:currency="USD" office:value="0.19" calcext:value-type="currency">
            <text:p>$0.19</text:p>
          </table:table-cell>
          <table:table-cell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 uF Capacitor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string" calcext:value-type="string">
            <text:p>77-VJ1206Y105MXJTBC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9]*[.I9]" office:value-type="currency" office:currency="USD" office:value="0.26" calcext:value-type="currency">
            <text:p>$0.26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Vitramon/VJ1206Y105MXJTW1BC?qs=sGAEpiMZZMvsSlwiRhF8qkQVqycamx5K21C%2fNuu2YNk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10]*[.I10]" office:value-type="currency" office:currency="USD" office:value="0.36" calcext:value-type="currency">
            <text:p>$0.36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1]*[.I11]" office:value-type="currency" office:currency="USD" office:value="0.25" calcext:value-type="currency">
            <text:p>$0.25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-R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12]*[.I12]" office:value-type="currency" office:currency="USD" office:value="0.3" calcext:value-type="currency">
            <text:p>$0.3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RNCP1206FTD10R0CT-ND</text:p>
          </table:table-cell>
          <table:table-cell office:value-type="float" office:value="1" calcext:value-type="float">
            <text:p>1</text:p>
          </table:table-cell>
          <table:table-cell table:formula="of:=[.F13]*[.I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100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667-ERJ-8ENF95R3V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4]*[.I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TE-Connectivity-Holsworthy/CRGP1206F100R?qs=sGAEpiMZZMu61qfTUdNhG%2fMZXHif3NbIqwsmicLPD3yELPYsJrv0gA%3d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Molex</text:p>
          </table:table-cell>
          <table:table-cell office:value-type="currency" office:currency="USD" office:value="0.78" calcext:value-type="currency">
            <text:p>$0.78</text:p>
          </table:table-cell>
          <table:table-cell office:value-type="string" calcext:value-type="string">
            <text:p>538-95009-764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5]*[.I15]" office:value-type="currency" office:currency="USD" office:value="0.78" calcext:value-type="currency">
            <text:p>$0.78</text:p>
          </table:table-cell>
          <table:table-cell/>
          <table:table-cell office:value-type="string" calcext:value-type="string">
            <text:p>https://www.mouser.com/ProductDetail/Molex/95009-7641?qs=sGAEpiMZZMvQhAhQbXdbBpX%252bqaYX21oFqJOvNqAfSpY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c Level Shift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tel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MIC5504-3.3YM5-TR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6]*[.I16]" office:value-type="currency" office:currency="USD" office:value="0.12" calcext:value-type="currency">
            <text:p>$0.12</text:p>
          </table:table-cell>
          <table:table-cell table:style-name="Default" office:value-type="string" calcext:value-type="string">
            <text:p>SC-70-5 or SOT-23-5</text:p>
          </table:table-cell>
          <table:table-cell office:value-type="string" calcext:value-type="string">
            <text:p>https://www.mouser.com/ProductDetail/Microchip-Technology-Micrel/MIC5504-33YM5-TR?qs=sGAEpiMZZMsGz1a6aV8DcNranXV84HMLKPM1ywdYRf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Fron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7]*[.I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8]*[.I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2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19]*[.I19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Total:</text:p>
          </table:table-cell>
          <table:table-cell table:formula="of:=SUM([.J2:.J19])" office:value-type="currency" office:currency="USD" office:value="7.3095" calcext:value-type="currency">
            <text:p>$7.31</text:p>
          </table:table-cell>
          <table:table-cell table:number-columns-repeated="2"/>
        </table:table-row>
      </table:table>
      <table:table table:name="HAT" table:style-name="ta1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11" table:default-cell-style-name="ce2"/>
        <table:table-column table:style-name="co20" table:default-cell-style-name="Default"/>
        <table:table-column table:style-name="co12" table:number-columns-repeated="2" table:default-cell-style-name="Default"/>
        <table:table-column table:style-name="co13" table:default-cell-style-name="ce2"/>
        <table:table-column table:style-name="co21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 Mouser</text:p>
          </table:table-cell>
          <table:table-cell office:value-type="string" calcext:value-type="string">
            <text:p>Part # Digikey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2]*[.I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Circuit board</text:p>
          </table:table-cell>
          <table:table-cell office:value-type="string" calcext:value-type="string">
            <text:p>JLCPCB</text:p>
          </table:table-cell>
          <table:table-cell table:formula="of:=2/5" office:value-type="currency" office:currency="USD" office:value="0.4" calcext:value-type="currency">
            <text:p>$0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3]*[.I3]" office:value-type="currency" office:currency="USD" office:value="0.4" calcext:value-type="currency">
            <text:p>$0.40</text:p>
          </table:table-cell>
          <table:table-cell/>
          <table:table-cell office:value-type="string" calcext:value-type="string">
            <text:p>https://www.aliexpress.com/item/5-pc-7-10CM-Single-Side-Circuit-Board-Copper-Clad-Plate-Laminate-Universal-PCB-Circuit-Board/32799673259.html?spm=a2g0s.13010208.99999999.259.72a13c00CK3Ta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office:value-type="string" calcext:value-type="string">
            <text:p>CN1</text:p>
          </table:table-cell>
          <table:table-cell/>
          <table:table-cell office:value-type="currency" office:currency="USD" office:value="2.55" calcext:value-type="currency">
            <text:p>$2.55</text:p>
          </table:table-cell>
          <table:table-cell office:value-type="string" calcext:value-type="string">
            <text:p>517-929975-01-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*[.I4]" office:value-type="currency" office:currency="USD" office:value="2.55" calcext:value-type="currency">
            <text:p>$2.55</text:p>
          </table:table-cell>
          <table:table-cell/>
          <table:table-cell office:value-type="string" calcext:value-type="string">
            <text:p>https://www.mouser.com/ProductDetail/3M-Electronic-Solutions-Division/929975-01-20?qs=sGAEpiMZZMs%252bGHln7q6pmwu5ra4CY41iw%2fhwurkb4x4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0 nF Capacitor</text:p>
          </table:table-cell>
          <table:table-cell office:value-type="string" calcext:value-type="string">
            <text:p>C1-C4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732-8093-1-ND</text:p>
          </table:table-cell>
          <table:table-cell office:value-type="float" office:value="4" calcext:value-type="float">
            <text:p>4</text:p>
          </table:table-cell>
          <table:table-cell table:formula="of:=[.F5]*[.I5]" office:value-type="currency" office:currency="USD" office:value="0.44" calcext:value-type="currency">
            <text:p>$0.44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26?qs=sGAEpiMZZMvsSlwiRhF8qunkWFWGyo%252bv74cnMuHcFDR2TgmDdFl39Q%3d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5-C12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6]*[.I6]" office:value-type="currency" office:currency="USD" office:value="0.96" calcext:value-type="currency">
            <text:p>$0.96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3, R6, R9, R1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7]*[.I7]" office:value-type="currency" office:currency="USD" office:value="0.4" calcext:value-type="currency">
            <text:p>$0.40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Ohm Resistor</text:p>
          </table:table-cell>
          <table:table-cell office:value-type="string" calcext:value-type="string">
            <text:p>R1,R2,R4,R5,R7,R8,R10,R11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RNCP1206FTD10R0CT-ND</text:p>
          </table:table-cell>
          <table:table-cell office:value-type="float" office:value="8" calcext:value-type="float">
            <text:p>8</text:p>
          </table:table-cell>
          <table:table-cell table:formula="of:=[.F8]*[.I8]" office:value-type="currency" office:currency="USD" office:value="0.8" calcext:value-type="currency">
            <text:p>$0.80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 Diode 5V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9]*[.I9]" office:value-type="currency" office:currency="USD" office:value="0.08" calcext:value-type="currency">
            <text:p>$0.08</text:p>
          </table:table-cell>
          <table:table-cell table:style-name="ce2" office:value-type="string" calcext:value-type="string">
            <text:p>SOD-80C or SOD-323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2-D9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0]*[.I10]" office:value-type="currency" office:currency="USD" office:value="1.52" calcext:value-type="currency">
            <text:p>$1.52</text:p>
          </table:table-cell>
          <table:table-cell table:style-name="ce2"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string" calcext:value-type="string">
            <text:p>595-SN74LV1T34DBVR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11]*[.I11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Total:</text:p>
          </table:table-cell>
          <table:table-cell table:formula="of:=SUM([.J2:.J11])" office:value-type="currency" office:currency="USD" office:value="11.55" calcext:value-type="currency">
            <text:p>$11.55</text:p>
          </table:table-cell>
          <table:table-cell table:number-columns-repeated="2"/>
        </table:table-row>
      </table:table>
      <table:table table:name="Printed Part Costs" table:style-name="ta1">
        <table:table-column table:style-name="co22" table:default-cell-style-name="Default"/>
        <table:table-column table:style-name="co6" table:default-cell-style-name="Default"/>
        <table:table-column table:style-name="co6" table:default-cell-style-name="ce2"/>
        <table:table-column table:style-name="co2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  <table:table-cell office:value-type="string" calcext:value-type="string">
            <text:p>1 kg Spool Cost:</text:p>
          </table:table-cell>
          <table:table-cell table:style-name="ce2" office:value-type="currency" office:currency="USD" office:value="30" calcext:value-type="currency">
            <text:p>$30.00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2]/1000*[.$E$1]" office:value-type="currency" office:currency="USD" office:value="0.0279" calcext:value-type="currency">
            <text:p>$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3]/1000*[.$E$1]" office:value-type="currency" office:currency="USD" office:value="0.075" calcext:value-type="currency">
            <text:p>$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4]/1000*[.$E$1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0:03:57.040530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ames Wright</meta:initial-creator>
    <meta:creation-date>2018-03-23T15:56:26.228941414</meta:creation-date>
    <dc:date>2020-08-01T13:02:18.005356658</dc:date>
    <meta:editing-duration>P7DT58M7S</meta:editing-duration>
    <meta:editing-cycles>121</meta:editing-cycles>
    <meta:generator>LibreOffice/6.4.4.2$Linux_X86_64 LibreOffice_project/40$Build-2</meta:generator>
    <meta:document-statistic meta:table-count="5" meta:cell-count="580" meta:object-count="0"/>
    <meta:user-defined meta:name=""/>
  </office:meta>
</office:document-meta>
</file>